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EAD386E82B76EB4055.png" manifest:media-type="image/png"/>
  <manifest:file-entry manifest:full-path="Pictures/100000000000012C0000015C9585CB4036C3607F.png" manifest:media-type="image/png"/>
  <manifest:file-entry manifest:full-path="Pictures/100000000000012C0000015C4D5020296F0C35D0.pdf" manifest:media-type="application/pdf"/>
  <manifest:file-entry manifest:full-path="Pictures/100000000000012C0000001B00B8275F7DD118BE.png" manifest:media-type="image/png"/>
  <manifest:file-entry manifest:full-path="Pictures/100000000000012E0000002F7B01819884C9D9AE.png" manifest:media-type="image/png"/>
  <manifest:file-entry manifest:full-path="Pictures/100000000000012E0000006CC8AFDA5C3BAEC688.png" manifest:media-type="image/png"/>
  <manifest:file-entry manifest:full-path="Pictures/100000000000012E000000CC287359B64D8590F1.png" manifest:media-type="image/png"/>
  <manifest:file-entry manifest:full-path="Pictures/100000000000012E0000002FB7F9CFC6E0203AEC.png" manifest:media-type="image/png"/>
  <manifest:file-entry manifest:full-path="Pictures/100000000000012E00000054FFCDA07D95ABDD17.png" manifest:media-type="image/png"/>
  <manifest:file-entry manifest:full-path="Pictures/100000000000012E00000050AD0E4DB73D517F66.png" manifest:media-type="image/png"/>
  <manifest:file-entry manifest:full-path="Pictures/100000000000012E00000040008951182AF55A7C.png" manifest:media-type="image/png"/>
  <manifest:file-entry manifest:full-path="Pictures/100000000000012E0000011F52498F7FDBE0232B.png" manifest:media-type="image/png"/>
  <manifest:file-entry manifest:full-path="Pictures/100000000000012E000000405B8809046629A121.png" manifest:media-type="image/png"/>
  <manifest:file-entry manifest:full-path="Pictures/100000000000012E0000009FCB6CED6C0BF3293B.png" manifest:media-type="image/png"/>
  <manifest:file-entry manifest:full-path="Pictures/100000000000012E0000009F8D56A224B04F8549.png" manifest:media-type="image/png"/>
  <manifest:file-entry manifest:full-path="Pictures/100000000000012E0000009F6844B387094DC584.png" manifest:media-type="image/png"/>
  <manifest:file-entry manifest:full-path="Pictures/1000000000000210000002BE6A4AC4E6A6C48416.png" manifest:media-type="image/png"/>
  <manifest:file-entry manifest:full-path="Pictures/1000000000000210000002BEA676678C038F76B0.png" manifest:media-type="image/png"/>
  <manifest:file-entry manifest:full-path="Pictures/10000000000002080000016635786A7A85715CD6.png" manifest:media-type="image/png"/>
  <manifest:file-entry manifest:full-path="Pictures/100000000000012C000000EAB4435B1E956F6970.png" manifest:media-type="image/png"/>
  <manifest:file-entry manifest:full-path="Pictures/100000000000020800000166DD8E1CC51AC7846C.png" manifest:media-type="image/png"/>
  <manifest:file-entry manifest:full-path="Pictures/100000000000012C0000001BD99AE03A07C36537.png" manifest:media-type="image/png"/>
  <manifest:file-entry manifest:full-path="Pictures/100000000000012E000000D2D53C56BA5F72708A.png" manifest:media-type="image/png"/>
  <manifest:file-entry manifest:full-path="Pictures/100000000000012E0000006C37139FFE61907512.png" manifest:media-type="image/png"/>
  <manifest:file-entry manifest:full-path="Pictures/100000000000012E000000543C28E1CD43D22793.png" manifest:media-type="image/png"/>
  <manifest:file-entry manifest:full-path="Pictures/100000000000012E0000009F09C3DA51971DB468.png" manifest:media-type="image/png"/>
  <manifest:file-entry manifest:full-path="Pictures/100000000000012E000000AEE8E105C3CB387B87.png" manifest:media-type="image/png"/>
  <manifest:file-entry manifest:full-path="Pictures/100000000000012E000000AE0382202234DBD0B0.png" manifest:media-type="image/png"/>
  <manifest:file-entry manifest:full-path="Pictures/100000000000012E00000130E25B1E0DAF1CD267.png" manifest:media-type="image/png"/>
  <manifest:file-entry manifest:full-path="Pictures/100000000000012C0000005F69F9CAF715591279.png" manifest:media-type="image/png"/>
  <manifest:file-entry manifest:full-path="Pictures/100000000000012E0000013066C8758D18B24E08.png" manifest:media-type="image/png"/>
  <manifest:file-entry manifest:full-path="Pictures/100000000000012C00000069C379BA0CF832A5B3.png" manifest:media-type="image/png"/>
  <manifest:file-entry manifest:full-path="Pictures/100000000000012E000000D2C8EFBFD5E948C278.png" manifest:media-type="image/png"/>
  <manifest:file-entry manifest:full-path="Pictures/100000000000012E0000005040701443C7990CE7.png" manifest:media-type="image/png"/>
  <manifest:file-entry manifest:full-path="Pictures/100000000000012E0000011FC882C0FE8B0F00D6.png" manifest:media-type="image/png"/>
  <manifest:file-entry manifest:full-path="Pictures/100000000000012E0000003ED954FBB3333A9A0C.png" manifest:media-type="image/png"/>
  <manifest:file-entry manifest:full-path="Pictures/100000000000012C000000692792BA6AD6D3BA19.png" manifest:media-type="image/png"/>
  <manifest:file-entry manifest:full-path="Pictures/100000000000012C000000BE0FE344F975B510BD.png" manifest:media-type="image/png"/>
  <manifest:file-entry manifest:full-path="Pictures/100000000000012E0000003ED0A72AEB611A6118.png" manifest:media-type="image/png"/>
  <manifest:file-entry manifest:full-path="Pictures/100000000000012C000000769B690E80CE9237A7.png" manifest:media-type="image/png"/>
  <manifest:file-entry manifest:full-path="Pictures/100000000000012E000000CC0C114DF9C2B9F9C8.png" manifest:media-type="image/png"/>
  <manifest:file-entry manifest:full-path="Pictures/10000000000001310000007271757D23ADC4550C.png" manifest:media-type="image/png"/>
  <manifest:file-entry manifest:full-path="Pictures/100000000000012C0000005FFB3201F115AC913E.png" manifest:media-type="image/png"/>
  <manifest:file-entry manifest:full-path="Pictures/100000000000012C000000BEAD9F981746B16E19.png" manifest:media-type="image/png"/>
  <manifest:file-entry manifest:full-path="Pictures/100000000000013100000072A1E0DC26582B343E.png" manifest:media-type="image/png"/>
  <manifest:file-entry manifest:full-path="Pictures/100000000000012C00000076DB0AF685ECB6EA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0f1d" officeooo:paragraph-rsid="00100f1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28824" officeooo:paragraph-rsid="00128824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85cm" svg:y="1.097cm" svg:width="16.833cm" svg:height="22.382cm" draw:z-index="0"><draw:image xlink:href="Pictures/1000000000000210000002BEA676678C038F76B0.png" xlink:type="simple" xlink:show="embed" xlink:actuate="onLoad" loext:mime-type="image/x-vclgraphic"/><draw:image xlink:href="Pictures/1000000000000210000002BE6A4AC4E6A6C4841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6.651cm" svg:height="11.464cm" draw:z-index="1"><draw:image xlink:href="Pictures/10000000000002080000016635786A7A85715CD6.png" xlink:type="simple" xlink:show="embed" xlink:actuate="onLoad" loext:mime-type="image/x-vclgraphic"/><draw:image xlink:href="Pictures/100000000000020800000166DD8E1CC51AC7846C.png" xlink:type="simple" xlink:show="embed" xlink:actuate="onLoad"/></draw:frame><text:soft-page-break/></text:p>
      <text:p text:style-name="P1"><draw:frame draw:style-name="fr1" draw:name="Image3" text:anchor-type="paragraph" svg:x="-0.025cm" svg:y="1.018cm" svg:width="8.162cm" svg:height="2.919cm" draw:z-index="2"><draw:image xlink:href="Pictures/100000000000012E0000006C37139FFE61907512.png" xlink:type="simple" xlink:show="embed" xlink:actuate="onLoad" loext:mime-type="image/x-vclgraphic"/><draw:image xlink:href="Pictures/100000000000012E0000006CC8AFDA5C3BAEC688.png" xlink:type="simple" xlink:show="embed" xlink:actuate="onLoad"/></draw:frame>Exercices :</text:p>
      <text:p text:style-name="P1"><draw:frame draw:style-name="fr1" draw:name="Image8" text:anchor-type="paragraph" svg:x="8.74cm" svg:y="0.425cm" svg:width="8.075cm" svg:height="4.251cm" draw:z-index="7"><draw:image xlink:href="Pictures/100000000000012E0000009F8D56A224B04F8549.png" xlink:type="simple" xlink:show="embed" xlink:actuate="onLoad" loext:mime-type="image/x-vclgraphic"/><draw:image xlink:href="Pictures/100000000000012E0000009FCB6CED6C0BF3293B.png" xlink:type="simple" xlink:show="embed" xlink:actuate="onLoad"/></draw:frame></text:p>
      <text:p text:style-name="P1"><draw:frame draw:style-name="fr1" draw:name="Image4" text:anchor-type="paragraph" svg:x="-0.026cm" svg:y="2.845cm" svg:width="8.147cm" svg:height="1.695cm" draw:z-index="3"><draw:image xlink:href="Pictures/100000000000012E00000040008951182AF55A7C.png" xlink:type="simple" xlink:show="embed" xlink:actuate="onLoad" loext:mime-type="image/x-vclgraphic"/><draw:image xlink:href="Pictures/100000000000012E000000405B8809046629A121.png" xlink:type="simple" xlink:show="embed" xlink:actuate="onLoad"/></draw:frame><draw:frame draw:style-name="fr1" draw:name="Image5" text:anchor-type="paragraph" svg:x="-0.009cm" svg:y="5.789cm" svg:width="8.087cm" svg:height="2.249cm" draw:z-index="4"><draw:image xlink:href="Pictures/100000000000012E000000543C28E1CD43D22793.png" xlink:type="simple" xlink:show="embed" xlink:actuate="onLoad" loext:mime-type="image/x-vclgraphic"/><draw:image xlink:href="Pictures/100000000000012E00000054FFCDA07D95ABDD17.png" xlink:type="simple" xlink:show="embed" xlink:actuate="onLoad"/></draw:frame><draw:frame draw:style-name="fr1" draw:name="Image6" text:anchor-type="paragraph" svg:x="-0.009cm" svg:y="4.538cm" svg:width="8.114cm" svg:height="1.252cm" draw:z-index="5"><draw:image xlink:href="Pictures/100000000000012E0000002FB7F9CFC6E0203AEC.png" xlink:type="simple" xlink:show="embed" xlink:actuate="onLoad" loext:mime-type="image/x-vclgraphic"/><draw:image xlink:href="Pictures/100000000000012E0000002F7B01819884C9D9AE.png" xlink:type="simple" xlink:show="embed" xlink:actuate="onLoad"/></draw:frame><draw:frame draw:style-name="fr1" draw:name="Image7" text:anchor-type="paragraph" svg:x="-0.009cm" svg:y="8.036cm" svg:width="8.112cm" svg:height="2.148cm" draw:z-index="6"><draw:image xlink:href="Pictures/100000000000012E0000005040701443C7990CE7.png" xlink:type="simple" xlink:show="embed" xlink:actuate="onLoad" loext:mime-type="image/x-vclgraphic"/><draw:image xlink:href="Pictures/100000000000012E00000050AD0E4DB73D517F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8.74cm" svg:y="0.131cm" svg:width="8.172cm" svg:height="4.708cm" draw:z-index="8"><draw:image xlink:href="Pictures/100000000000012E000000AEE8E105C3CB387B87.png" xlink:type="simple" xlink:show="embed" xlink:actuate="onLoad" loext:mime-type="image/x-vclgraphic"/><draw:image xlink:href="Pictures/100000000000012E000000AE0382202234DBD0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-0.021cm" svg:y="0.026cm" svg:width="8.156cm" svg:height="4.293cm" draw:z-index="9"><draw:image xlink:href="Pictures/100000000000012E0000009F6844B387094DC584.png" xlink:type="simple" xlink:show="embed" xlink:actuate="onLoad" loext:mime-type="image/x-vclgraphic"/><draw:image xlink:href="Pictures/100000000000012E0000009F09C3DA51971DB468.png" xlink:type="simple" xlink:show="embed" xlink:actuate="onLoad"/></draw:frame><draw:frame draw:style-name="fr1" draw:name="Image14" text:anchor-type="paragraph" svg:x="9.068cm" svg:y="0.019cm" svg:width="7.908cm" svg:height="7.96cm" draw:z-index="13"><draw:image xlink:href="Pictures/100000000000012E00000130E25B1E0DAF1CD267.png" xlink:type="simple" xlink:show="embed" xlink:actuate="onLoad" loext:mime-type="image/x-vclgraphic"/><draw:image xlink:href="Pictures/100000000000012E0000013066C8758D18B24E08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paragraph" svg:x="-0.021cm" svg:y="0.342cm" svg:width="8.156cm" svg:height="5.671cm" draw:z-index="10"><draw:image xlink:href="Pictures/100000000000012E000000D2D53C56BA5F72708A.png" xlink:type="simple" xlink:show="embed" xlink:actuate="onLoad" loext:mime-type="image/x-vclgraphic"/><draw:image xlink:href="Pictures/100000000000012E000000D2C8EFBFD5E948C2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x="9.068cm" svg:y="0.026cm" svg:width="7.908cm" svg:height="7.514cm" draw:z-index="14"><draw:image xlink:href="Pictures/100000000000012E0000011F52498F7FDBE0232B.png" xlink:type="simple" xlink:show="embed" xlink:actuate="onLoad" loext:mime-type="image/x-vclgraphic"/><draw:image xlink:href="Pictures/100000000000012E0000011FC882C0FE8B0F00D6.png" xlink:type="simple" xlink:show="embed" xlink:actuate="onLoad"/></draw:frame></text:p>
      <text:p text:style-name="P1"/>
      <text:p text:style-name="P1"/>
      <text:p text:style-name="P1"><draw:frame draw:style-name="fr1" draw:name="Image12" text:anchor-type="paragraph" svg:x="-0.021cm" svg:y="0.415cm" svg:width="8.13cm" svg:height="1.669cm" draw:z-index="11"><draw:image xlink:href="Pictures/100000000000012E0000003ED954FBB3333A9A0C.png" xlink:type="simple" xlink:show="embed" xlink:actuate="onLoad" loext:mime-type="image/x-vclgraphic"/><draw:image xlink:href="Pictures/100000000000012E0000003ED0A72AEB611A6118.png" xlink:type="simple" xlink:show="embed" xlink:actuate="onLoad"/></draw:frame></text:p>
      <text:p text:style-name="P1"/>
      <text:p text:style-name="P1"/>
      <text:p text:style-name="P1"><draw:frame draw:style-name="fr1" draw:name="Image13" text:anchor-type="paragraph" svg:x="-0.021cm" svg:y="0.377cm" svg:width="8.073cm" svg:height="5.454cm" draw:z-index="12"><draw:image xlink:href="Pictures/100000000000012E000000CC0C114DF9C2B9F9C8.png" xlink:type="simple" xlink:show="embed" xlink:actuate="onLoad" loext:mime-type="image/x-vclgraphic"/><draw:image xlink:href="Pictures/100000000000012E000000CC287359B64D8590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16" text:anchor-type="paragraph" svg:x="9.068cm" svg:y="0.155cm" svg:width="7.908cm" svg:height="2.955cm" draw:z-index="15"><draw:image xlink:href="Pictures/10000000000001310000007271757D23ADC4550C.png" xlink:type="simple" xlink:show="embed" xlink:actuate="onLoad" loext:mime-type="image/x-vclgraphic"/><draw:image xlink:href="Pictures/100000000000013100000072A1E0DC26582B343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rrection :</text:p>
      <text:p text:style-name="P2"><draw:frame draw:style-name="fr1" draw:name="Image17" text:anchor-type="paragraph" svg:x="-0.067cm" svg:y="0.146cm" svg:width="7.908cm" svg:height="3.11cm" draw:z-index="16"><draw:image xlink:href="Pictures/100000000000012C000000769B690E80CE9237A7.png" xlink:type="simple" xlink:show="embed" xlink:actuate="onLoad" loext:mime-type="image/x-vclgraphic"/><draw:image xlink:href="Pictures/100000000000012C00000076DB0AF685ECB6EA6F.png" xlink:type="simple" xlink:show="embed" xlink:actuate="onLoad"/></draw:frame><draw:frame draw:style-name="fr1" draw:name="Image18" text:anchor-type="paragraph" svg:x="-0.067cm" svg:y="3.254cm" svg:width="7.895cm" svg:height="2.499cm" draw:z-index="17"><draw:image xlink:href="Pictures/100000000000012C0000005F69F9CAF715591279.png" xlink:type="simple" xlink:show="embed" xlink:actuate="onLoad" loext:mime-type="image/x-vclgraphic"/><draw:image xlink:href="Pictures/100000000000012C0000005FFB3201F115AC913E.png" xlink:type="simple" xlink:show="embed" xlink:actuate="onLoad"/></draw:frame><draw:frame draw:style-name="fr1" draw:name="Image19" text:anchor-type="paragraph" svg:x="9.088cm" svg:y="0.196cm" svg:width="7.927cm" svg:height="0.713cm" draw:z-index="21"><draw:image xlink:href="Pictures/100000000000012C0000001B00B8275F7DD118BE.png" xlink:type="simple" xlink:show="embed" xlink:actuate="onLoad" loext:mime-type="image/x-vclgraphic"/><draw:image xlink:href="Pictures/100000000000012C0000001BD99AE03A07C36537.png" xlink:type="simple" xlink:show="embed" xlink:actuate="onLoad"/></draw:frame></text:p>
      <text:p text:style-name="P2"><draw:frame draw:style-name="fr1" draw:name="Image20" text:anchor-type="paragraph" svg:x="9.086cm" svg:y="0.339cm" svg:width="7.895cm" svg:height="5.001cm" draw:z-index="18"><draw:image xlink:href="Pictures/100000000000012C000000BE0FE344F975B510BD.png" xlink:type="simple" xlink:show="embed" xlink:actuate="onLoad" loext:mime-type="image/x-vclgraphic"/><draw:image xlink:href="Pictures/100000000000012C000000BEAD9F981746B16E1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1" text:anchor-type="paragraph" svg:x="0cm" svg:y="0.046cm" svg:width="7.881cm" svg:height="2.759cm" draw:z-index="19"><draw:image xlink:href="Pictures/100000000000012C000000692792BA6AD6D3BA19.png" xlink:type="simple" xlink:show="embed" xlink:actuate="onLoad" loext:mime-type="image/x-vclgraphic"/><draw:image xlink:href="Pictures/100000000000012C00000069C379BA0CF832A5B3.png" xlink:type="simple" xlink:show="embed" xlink:actuate="onLoad"/></draw:frame><draw:frame draw:style-name="fr1" draw:name="Image23" text:anchor-type="paragraph" svg:x="8.983cm" svg:y="0.079cm" svg:width="7.881cm" svg:height="9.142cm" draw:z-index="22"><draw:image xlink:href="Pictures/100000000000012C0000015C4D5020296F0C35D0.pdf" xlink:type="simple" xlink:show="embed" xlink:actuate="onLoad" loext:mime-type="application/pdf"/><draw:image xlink:href="Pictures/100000000000012C0000015C9585CB4036C3607F.pn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22" text:anchor-type="paragraph" svg:x="0cm" svg:y="0.531cm" svg:width="7.881cm" svg:height="6.147cm" draw:z-index="20"><draw:image xlink:href="Pictures/100000000000012C000000EAB4435B1E956F6970.png" xlink:type="simple" xlink:show="embed" xlink:actuate="onLoad" loext:mime-type="image/x-vclgraphic"/><draw:image xlink:href="Pictures/100000000000012C000000EAD386E82B76EB4055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9:56:38.569949767</meta:creation-date>
    <dc:date>2020-01-23T13:28:47.980577918</dc:date>
    <meta:editing-duration>PT3H11M41S</meta:editing-duration>
    <meta:editing-cycles>7</meta:editing-cycles>
    <meta:generator>LibreOffice/6.0.7.3$Linux_X86_64 LibreOffice_project/00m0$Build-3</meta:generator>
    <meta:document-statistic meta:table-count="0" meta:image-count="23" meta:object-count="0" meta:page-count="4" meta:paragraph-count="2" meta:word-count="4" meta:character-count="23" meta:non-whitespace-character-count="21"/>
  </office:meta>
</office:document-meta>
</file>